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6.402cm" fo:min-width="0.902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2.585cm" fo:min-width="6.071cm"/>
    </style:style>
    <style:style style:name="gr4" style:family="graphic" style:parent-style-name="standard">
      <style:graphic-properties draw:textarea-horizontal-align="justify" draw:textarea-vertical-align="middle" draw:auto-grow-height="false" fo:min-height="2.724cm" fo:min-width="3.926cm"/>
    </style:style>
    <style:style style:name="gr5" style:family="graphic" style:parent-style-name="standard">
      <style:graphic-properties draw:textarea-horizontal-align="justify" draw:textarea-vertical-align="middle" draw:auto-grow-height="false" fo:min-height="2.827cm" fo:min-width="3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781cm" fo:min-width="2.889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07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557cm" fo:min-width="2.337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6.39cm" fo:min-width="0.398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511cm" fo:min-width="12.624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913cm" fo:min-width="1.841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9cm" fo:min-width="0.112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89cm" fo:min-width="0.112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stroke="none" svg:stroke-color="#000000" draw:fill="none" draw:fill-color="#ffffff" fo:min-height="0.668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054cm" fo:min-width="0cm"/>
    </style:style>
    <style:style style:name="gr22" style:family="graphic" style:parent-style-name="standard">
      <style:graphic-properties draw:stroke="none" svg:stroke-color="#000000" draw:fill="none" draw:fill-color="#ffffff" fo:min-height="1.399cm"/>
    </style:style>
    <style:style style:name="gr23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08cm" fo:min-width="0.058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866cm"/>
    </style:style>
    <style:style style:name="gr25" style:family="graphic" style:parent-style-name="standard">
      <style:graphic-properties draw:stroke="none" svg:stroke-color="#000000" draw:fill="none" draw:fill-color="#ffffff" fo:min-height="1.245cm"/>
    </style:style>
    <style:style style:name="gr26" style:family="graphic" style:parent-style-name="standard">
      <style:graphic-properties draw:fill-color="#66ffff" draw:textarea-horizontal-align="justify" draw:textarea-vertical-align="middle" draw:auto-grow-height="false" fo:min-height="0.326cm" fo:min-width="0.07cm"/>
    </style:style>
    <style:style style:name="gr27" style:family="graphic" style:parent-style-name="standard">
      <style:graphic-properties draw:stroke="none" svg:stroke-color="#000000" draw:fill="none" draw:fill-color="#ffffff" fo:min-height="2.332cm"/>
    </style:style>
    <style:style style:name="gr28" style:family="graphic" style:parent-style-name="objectwithoutfill">
      <style:graphic-properties draw:fill="solid" draw:fill-color="#e6e6ff" draw:opacity="100%" draw:textarea-vertical-align="middle"/>
    </style:style>
    <style:style style:name="gr29" style:family="graphic" style:parent-style-name="standard">
      <style:graphic-properties draw:stroke="none" draw:fill="none" fo:min-height="0.932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31" style:family="graphic" style:parent-style-name="standard">
      <style:graphic-properties draw:stroke="none" svg:stroke-color="#000000" draw:fill="none" draw:fill-color="#ffffff" fo:min-height="0.732cm"/>
    </style:style>
    <style:style style:name="gr32" style:family="graphic" style:parent-style-name="standard">
      <style:graphic-properties draw:stroke="none" svg:stroke-color="#000000" draw:fill="none" draw:fill-color="#ffffff" fo:min-height="0.73cm"/>
    </style:style>
    <style:style style:name="gr33" style:family="graphic" style:parent-style-name="standard">
      <style:graphic-properties draw:textarea-horizontal-align="justify" draw:textarea-vertical-align="middle" draw:auto-grow-height="false" fo:min-height="1.219cm" fo:min-width="2.872cm" fo:wrap-option="no-wrap"/>
    </style:style>
    <style:style style:name="gr34" style:family="graphic" style:parent-style-name="standard">
      <style:graphic-properties draw:stroke="none" svg:stroke-color="#000000" draw:fill="none" draw:fill-color="#ffffff" fo:min-height="0.729cm"/>
    </style:style>
    <style:style style:name="gr35" style:family="graphic" style:parent-style-name="standard">
      <style:graphic-properties draw:textarea-horizontal-align="justify" draw:textarea-vertical-align="middle" draw:auto-grow-height="false" fo:min-height="1.219cm" fo:min-width="2.871cm" fo:wrap-option="no-wrap"/>
    </style:style>
    <style:style style:name="gr36" style:family="graphic" style:parent-style-name="standard">
      <style:graphic-properties draw:fill-color="#66ffff" draw:textarea-horizontal-align="justify" draw:textarea-vertical-align="middle" draw:auto-grow-height="false" fo:min-height="0.29cm" fo:min-width="0.113cm"/>
    </style:style>
    <style:style style:name="gr37" style:family="graphic" style:parent-style-name="standard">
      <style:graphic-properties draw:stroke="none" svg:stroke-color="#000000" draw:fill="none" draw:fill-color="#ffffff" fo:min-height="0.933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e6e6ff" draw:opacity="100%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02cm" svg:height="6.652cm" draw:transform="skewX (-0.00104719755119666) rotate (-0.750491578357561) translate (7.425cm 2.208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8.108cm" svg:height="16.502cm" draw:transform="skewX (-0.00279252680319093) rotate (1.58859868516524) translate (8.89136005624517cm 12.3196070365466cm)" svg:viewBox="0 0 8109 16503" draw:points="0,32 5621,32 8109,2471 7893,16503 174,16265 36,0 110,1">
          <text:p/>
        </draw:polygon>
        <draw:custom-shape draw:style-name="gr3" draw:text-style-name="P4" draw:layer="layout" svg:width="6.571cm" svg:height="2.835cm" draw:transform="skewX (-0.000349065850398784) rotate (0.523598775598299) translate (21.591cm 16.4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26cm" svg:height="2.974cm" svg:x="15.361cm" svg:y="16.296cm">
          <text:p text:style-name="P3"><text:span text:style-name="T1">Lady</text:span></text:p>
          <text:p text:style-name="P3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67cm" svg:height="3.077cm" svg:x="8.789cm" svg:y="15.502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389cm" svg:height="1.031cm" svg:x="3.636cm" svg:y="18.855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718cm" svg:y1="13.079cm" svg:x2="8.755cm" svg:y2="15.5cm">
          <text:p/>
        </draw:line>
        <draw:line draw:style-name="gr7" draw:text-style-name="P5" draw:layer="layout" svg:x1="4.618cm" svg:y1="13.089cm" svg:x2="7.718cm" svg:y2="13.115cm">
          <text:p/>
        </draw:line>
        <draw:line draw:style-name="gr7" draw:text-style-name="P5" draw:layer="layout" svg:x1="4.762cm" svg:y1="5.103cm" svg:x2="4.749cm" svg:y2="13.208cm">
          <text:p/>
        </draw:line>
        <draw:line draw:style-name="gr7" draw:text-style-name="P5" draw:layer="layout" svg:x1="7.571cm" svg:y1="2.045cm" svg:x2="4.71cm" svg:y2="5.141cm">
          <text:p/>
        </draw:line>
        <draw:line draw:style-name="gr7" draw:text-style-name="P5" draw:layer="layout" svg:x1="7.665cm" svg:y1="2.043cm" svg:x2="27.264cm" svg:y2="2.135cm">
          <text:p/>
        </draw:line>
        <draw:line draw:style-name="gr7" draw:text-style-name="P5" draw:layer="layout" svg:x1="27.327cm" svg:y1="2.133cm" svg:x2="27.326cm" svg:y2="13.115cm">
          <text:p/>
        </draw:line>
        <draw:frame draw:style-name="gr8" draw:text-style-name="P6" draw:layer="layout" svg:width="5.897cm" svg:height="0.957cm" draw:transform="rotate (0.826064334968916) translate (3.315cm 5.023cm)">
          <draw:text-box>
            <text:p><text:span text:style-name="T2">Public area boundary</text:span></text:p>
          </draw:text-box>
        </draw:frame>
        <draw:custom-shape draw:style-name="gr9" draw:text-style-name="P7" draw:layer="layout" svg:width="2.837cm" svg:height="4.807cm" svg:x="22.161cm" svg:y="4.655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98cm" svg:height="6.64cm" svg:x="21.067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124cm" svg:height="0.761cm" svg:x="7.921cm" svg:y="10.383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341cm" svg:height="3.163cm" svg:x="5.554cm" svg:y="8.259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64cm" svg:height="0.762cm" svg:x="2.724cm" svg:y="7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64cm" svg:height="0.761cm" svg:x="2.724cm" svg:y="8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64cm" svg:height="0.761cm" svg:x="2.72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64cm" svg:height="0.762cm" svg:x="2.724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872cm" svg:y1="8.081cm" svg:x2="3.871cm" svg:y2="12.278cm">
          <text:p/>
        </draw:line>
        <draw:line draw:style-name="gr15" draw:text-style-name="P5" draw:layer="layout" svg:x1="3.585cm" svg:y1="11.314cm" svg:x2="3.911cm" svg:y2="11.314cm">
          <text:p/>
        </draw:line>
        <draw:line draw:style-name="gr15" draw:text-style-name="P5" draw:layer="layout" svg:x1="3.592cm" svg:y1="10.221cm" svg:x2="3.868cm" svg:y2="10.221cm">
          <text:p/>
        </draw:line>
        <draw:line draw:style-name="gr15" draw:text-style-name="P5" draw:layer="layout" svg:x1="3.586cm" svg:y1="9.197cm" svg:x2="3.862cm" svg:y2="9.197cm">
          <text:p/>
        </draw:line>
        <draw:line draw:style-name="gr15" draw:text-style-name="P5" draw:layer="layout" svg:x1="3.586cm" svg:y1="8.098cm" svg:x2="3.911cm" svg:y2="8.099cm">
          <text:p/>
        </draw:line>
        <draw:custom-shape draw:style-name="gr16" draw:text-style-name="P10" draw:layer="layout" svg:width="0.399cm" svg:height="0.556cm" draw:transform="skewX (-0.0108210413623648) rotate (3.13181880977862) translate (7.779cm 9.542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226cm" svg:height="0.868cm" svg:x="6.385cm" svg:y="8.816cm">
          <draw:text-box>
            <text:p text:style-name="P3"><text:span text:style-name="T3">River Pump</text:span></text:p>
          </draw:text-box>
        </draw:frame>
        <draw:line draw:style-name="gr18" draw:text-style-name="P5" draw:layer="layout" svg:x1="22.604cm" svg:y1="4.55cm" svg:x2="22.629cm" svg:y2="3.869cm">
          <text:p/>
        </draw:line>
        <draw:line draw:style-name="gr18" draw:text-style-name="P5" draw:layer="layout" svg:x1="19.297cm" svg:y1="3.995cm" svg:x2="22.629cm" svg:y2="3.995cm">
          <text:p/>
        </draw:line>
        <draw:line draw:style-name="gr18" draw:text-style-name="P5" draw:layer="layout" svg:x1="7.583cm" svg:y1="8.145cm" svg:x2="19.318cm" svg:y2="4.018cm">
          <text:p/>
        </draw:line>
        <draw:line draw:style-name="gr15" draw:text-style-name="P5" draw:layer="layout" svg:x1="6.994cm" svg:y1="10.648cm" svg:x2="3.847cm" svg:y2="10.656cm">
          <text:p/>
        </draw:line>
        <draw:custom-shape draw:style-name="gr19" draw:text-style-name="P3" draw:layer="layout" svg:width="0.274cm" svg:height="0.126cm" svg:x="5.609cm" svg:y="10.441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0" draw:text-style-name="P5" draw:layer="layout" svg:x1="4.906cm" svg:y1="5.889cm" svg:x2="3.39cm" svg:y2="7.769cm">
          <text:p/>
        </draw:line>
        <draw:line draw:style-name="gr20" draw:text-style-name="P5" draw:layer="layout" svg:x1="6.191cm" svg:y1="4.599cm" svg:x2="4.909cm" svg:y2="5.903cm">
          <text:p/>
        </draw:line>
        <draw:custom-shape draw:style-name="gr21" draw:text-style-name="P12" draw:layer="layout" svg:width="0.43cm" svg:height="0.428cm" svg:x="6.153cm" svg:y="4.554cm">
          <text:p text:style-name="P3"><text:span text:style-name="T3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274cm" svg:height="0.127cm" draw:transform="rotate (-3.14159265358979) translate (13.138cm 10.83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6cm" draw:transform="rotate (1.5707963267949) translate (21.493cm 8.53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2" draw:text-style-name="P13" draw:layer="layout" svg:width="2.752cm" svg:height="1.661cm" svg:x="3.143cm" svg:y="13.468cm">
          <draw:text-box>
            <text:p text:style-name="P3"><text:span text:style-name="T1">Mains water</text:span></text:p>
            <text:p text:style-name="P3"><text:span text:style-name="T1"><text:s/></text:span><text:span text:style-name="T1">top-up</text:span></text:p>
          </draw:text-box>
        </draw:frame>
        <draw:custom-shape draw:style-name="gr23" draw:text-style-name="P14" draw:layer="layout" svg:width="0.858cm" svg:height="0.858cm" svg:x="5.841cm" svg:y="1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2.37cm" svg:height="2.131cm" svg:x="5.114cm" svg:y="15.502cm">
          <draw:text-box>
            <text:p text:style-name="P3"><text:span text:style-name="T1">River flood soak away</text:span></text:p>
          </draw:text-box>
        </draw:frame>
        <draw:line draw:style-name="gr18" draw:text-style-name="P5" draw:layer="layout" svg:x1="6.357cm" svg:y1="11.357cm" svg:x2="6.294cm" svg:y2="14.775cm">
          <text:p/>
        </draw:line>
        <draw:frame draw:style-name="gr25" draw:text-style-name="P15" draw:layer="layout" svg:width="0.808cm" svg:height="1.505cm" svg:x="4.452cm" svg:y="12.25cm">
          <draw:text-box>
            <text:p><text:span text:style-name="T4"><text:s text:c="4"/></text:span></text:p>
          </draw:text-box>
        </draw:frame>
        <draw:custom-shape draw:style-name="gr26" draw:text-style-name="P9" draw:layer="layout" svg:width="0.806cm" svg:height="0.814cm" draw:transform="skewX (-0.00122173047639603) rotate (1.55334303427495) translate (8.701cm 19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0.711cm" svg:height="2.601cm" svg:x="2.736cm" svg:y="8.539cm">
          <draw:text-box>
            <text:p><text:span text:style-name="T1">BUTTS</text:span></text:p>
          </draw:text-box>
        </draw:frame>
        <draw:polygon draw:style-name="gr28" draw:text-style-name="P17" draw:layer="layout" svg:width="9.898cm" svg:height="3.334cm" draw:transform="skewX (-0.00191986217719378) rotate (-2.84942453680594) translate (22.0588960891853cm 7.81376935440343cm)" svg:viewBox="0 0 9899 3335" draw:points="0,3324 8865,3323 9899,320 8837,0 7992,2626 287,2541 34,3335">
          <text:p/>
        </draw:polygon>
        <draw:frame draw:style-name="gr29" draw:text-style-name="P5" draw:layer="layout" svg:width="1.419cm" svg:height="1.191cm" svg:x="16.71cm" svg:y="5.821cm">
          <draw:text-box>
            <text:p text:style-name="P3"><text:span text:style-name="T1">River</text:span></text:p>
          </draw:text-box>
        </draw:frame>
        <draw:custom-shape draw:style-name="gr19" draw:text-style-name="P3" draw:layer="layout" svg:width="0.272cm" svg:height="0.127cm" draw:transform="rotate (2.7408650573319) translate (16.238cm 6.63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7.57cm" svg:y1="8.126cm" svg:x2="7.573cm" svg:y2="8.997cm">
          <text:p/>
        </draw:line>
        <draw:custom-shape draw:style-name="gr30" draw:text-style-name="P10" draw:layer="layout" svg:width="0.399cm" svg:height="0.556cm" draw:transform="skewX (-0.0108210413623648) rotate (-1.55927715373173) translate (6.248cm 9.455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5.686cm" svg:y1="9.659cm" svg:x2="2.327cm" svg:y2="9.722cm">
          <text:p/>
        </draw:line>
        <draw:line draw:style-name="gr15" draw:text-style-name="P5" draw:layer="layout" svg:x1="3.873cm" svg:y1="8.081cm" svg:x2="3.872cm" svg:y2="12.278cm">
          <text:p/>
        </draw:line>
        <draw:line draw:style-name="gr15" draw:text-style-name="P5" draw:layer="layout" svg:x1="2.353cm" svg:y1="9.725cm" svg:x2="2.36cm" svg:y2="11.241cm">
          <text:p/>
        </draw:line>
        <draw:line draw:style-name="gr15" draw:text-style-name="P5" draw:layer="layout" svg:x1="3.086cm" svg:y1="11.201cm" svg:x2="2.314cm" svg:y2="11.229cm">
          <text:p/>
        </draw:line>
        <draw:line draw:style-name="gr15" draw:text-style-name="P5" draw:layer="layout" svg:x1="3.113cm" svg:y1="12.336cm" svg:x2="3.106cm" svg:y2="17.296cm">
          <text:p/>
        </draw:line>
        <draw:frame draw:style-name="gr25" draw:text-style-name="P15" draw:layer="layout" svg:width="0.808cm" svg:height="1.505cm" svg:x="4.453cm" svg:y="12.251cm">
          <draw:text-box>
            <text:p><text:span text:style-name="T4"><text:s text:c="4"/></text:span></text:p>
          </draw:text-box>
        </draw:frame>
        <draw:frame draw:style-name="gr31" draw:text-style-name="P18" draw:layer="layout" svg:width="1.932cm" svg:height="0.982cm" svg:x="2.176cm" svg:y="14.523cm">
          <draw:text-box>
            <text:p text:style-name="P3"><text:span text:style-name="T4">X</text:span></text:p>
          </draw:text-box>
        </draw:frame>
        <draw:frame draw:style-name="gr32" draw:text-style-name="P18" draw:layer="layout" svg:width="1.933cm" svg:height="0.98cm" svg:x="3.496cm" svg:y="10.222cm">
          <draw:text-box>
            <text:p text:style-name="P3"><text:span text:style-name="T4">X</text:span></text:p>
          </draw:text-box>
        </draw:frame>
        <draw:custom-shape draw:style-name="gr19" draw:text-style-name="P3" draw:layer="layout" svg:width="0.273cm" svg:height="0.127cm" svg:x="4.261cm" svg:y="9.497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6cm" svg:height="0.128cm" draw:transform="skewX (-0.00785398163397446) rotate (-2.87473181095986) translate (8.654cm 7.624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225cm" svg:height="0.868cm" svg:x="5.486cm" svg:y="8.749cm">
          <draw:text-box>
            <text:p text:style-name="P3"><text:span text:style-name="T3"><text:s/></text:span></text:p>
            <text:p text:style-name="P3"><text:span text:style-name="T3">Pump</text:span></text:p>
          </draw:text-box>
        </draw:frame>
        <draw:line draw:style-name="gr18" draw:text-style-name="P5" draw:layer="layout" svg:x1="17.298cm" svg:y1="10.994cm" svg:x2="17.445cm" svg:y2="16.303cm">
          <text:p/>
        </draw:line>
        <draw:line draw:style-name="gr18" draw:text-style-name="P5" draw:layer="layout" svg:x1="19.504cm" svg:y1="10.96cm" svg:x2="23.809cm" svg:y2="15.385cm">
          <text:p/>
        </draw:line>
        <draw:custom-shape draw:style-name="gr19" draw:text-style-name="P3" draw:layer="layout" svg:width="0.275cm" svg:height="0.126cm" draw:transform="rotate (-1.58720242176364) translate (17.651cm 13.66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5cm" draw:transform="skewX (0.00785398163397452) rotate (-2.29371170297095) translate (21.383cm 13.04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4cm" svg:height="0.128cm" draw:transform="rotate (-1.58720242176364) translate (6.63cm 12.513cm)">
          <text:p/>
          <draw:enhanced-geometry draw:mirror-vertic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73cm" svg:height="0.126cm" draw:transform="rotate (-1.58720242176364) translate (3.357cm 13.236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4" draw:text-style-name="P13" draw:layer="layout" svg:width="2.368cm" svg:height="2.131cm" svg:x="18.439cm" svg:y="13.291cm">
          <draw:text-box>
            <text:p text:style-name="P3"><text:span text:style-name="T1">Rainwater run-off from roofs</text:span></text:p>
          </draw:text-box>
        </draw:frame>
        <draw:line draw:style-name="gr15" draw:text-style-name="P5" draw:layer="layout" svg:x1="3.839cm" svg:y1="8.596cm" svg:x2="2.298cm" svg:y2="8.631cm">
          <text:p/>
        </draw:line>
        <draw:line draw:style-name="gr15" draw:text-style-name="P5" draw:layer="layout" svg:x1="2.324cm" svg:y1="7.112cm" svg:x2="2.331cm" svg:y2="8.628cm">
          <text:p/>
        </draw:line>
        <draw:custom-shape draw:style-name="gr33" draw:text-style-name="P4" draw:layer="layout" svg:width="3.64cm" svg:height="1.585cm" svg:x="2.278cm" svg:y="1.217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-2681.46113705026 78487.263556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8" draw:layer="layout" svg:width="1.933cm" svg:height="0.979cm" svg:x="21.154cm" svg:y="3.58cm">
          <draw:text-box>
            <text:p text:style-name="P3"><text:span text:style-name="T4">X</text:span></text:p>
          </draw:text-box>
        </draw:frame>
        <draw:custom-shape draw:style-name="gr35" draw:text-style-name="P4" draw:layer="layout" svg:width="3.639cm" svg:height="1.585cm" svg:x="7.851cm" svg:y="2.75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7962.4175824176 32468.09583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9" draw:layer="layout" svg:width="0.865cm" svg:height="0.762cm" svg:x="2.753cm" svg:y="11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613cm" svg:y1="12.227cm" svg:x2="3.939cm" svg:y2="12.227cm">
          <text:p/>
        </draw:line>
        <draw:frame draw:style-name="gr37" draw:text-style-name="P16" draw:layer="layout" svg:width="2.759cm" svg:height="1.191cm" svg:x="9.48cm" svg:y="18.809cm">
          <draw:text-box>
            <text:p><text:span text:style-name="T1">Existing Bu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6-18T09:47:47.574070600</meta:creation-date>
    <dc:date>2017-06-18T09:50:33.071056632</dc:date>
    <dc:creator>Terry Coles</dc:creator>
    <meta:editing-duration>PT2M45S</meta:editing-duration>
    <meta:editing-cycles>2</meta:editing-cycles>
    <meta:generator>LibreOffice/5.3.1.2$Linux_X86_64 LibreOffice_project/30m0$Build-2</meta:generator>
    <meta:document-statistic meta:object-count="77"/>
  </office:meta>
</office:document-meta>
</file>